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text-underline-style="solid" style:text-underline-width="auto" style:text-underline-color="font-color" fo:font-weight="bold" officeooo:rsid="001940c5" officeooo:paragraph-rsid="001940c5" style:font-weight-asian="bold" style:font-weight-complex="bold"/>
    </style:style>
    <style:style style:name="P2" style:family="paragraph" style:parent-style-name="Standard">
      <style:paragraph-properties fo:line-height="150%" style:writing-mode="page"/>
      <style:text-properties style:font-name="Arial" style:text-underline-style="none" fo:font-weight="normal" officeooo:rsid="001940c5" officeooo:paragraph-rsid="001940c5" style:font-weight-asian="normal" style:font-weight-complex="normal"/>
    </style:style>
    <style:style style:name="T1" style:family="text">
      <style:text-properties officeooo:rsid="001a508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e Aufgabenteilung und Arbeitsprozessbericht</text:p>
      <text:p text:style-name="P1"/>
      <text:p text:style-name="P2">Die Aufgaben waren so aufgeteilt, dass Lukas die PHP Skripte schreibt und Benedikt die Datenbank erstellt. Dies stellte sich aber nach einiger Zeit als nicht vorteilhaft heraus, da der hauptsächliche Teil in PHP und HTML geschrieben werden müsste. So teilen wir die Aufgaben anders auf, sodass jeder von beidem etwas machte.</text:p>
      <text:p text:style-name="P2">Kamen neue Aufgaben, so teilten wir sie auf.</text:p>
      <text:p text:style-name="P2">Um gemeinsam an Skripten zu arbeiten, wie z.B. den Einloggen Skript, trafen wir uns bei Benedikt Zuhause oder in der Schule. </text:p>
      <text:p text:style-name="P2">Im späteren Verlauf kümmerte Lukas sich um um das Einloggen, das Registrieren. Er erstellte zudem das Skript um Fragen hinzuzufügen, die Profilübersicht und erstellte das Adminpanel. Benedikt kümmerte sich um den Spielablauf, darunter sind die <text:span text:style-name="T1">Skript Spiel starten, Spiel, die Spielauswertung und die Rundenübersich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4T14:41:38.710000000</meta:creation-date>
    <dc:date>2017-04-24T14:55:40.797000000</dc:date>
    <meta:editing-duration>PT2M41S</meta:editing-duration>
    <meta:editing-cycles>1</meta:editing-cycles>
    <meta:document-statistic meta:table-count="0" meta:image-count="0" meta:object-count="0" meta:page-count="1" meta:paragraph-count="5" meta:word-count="128" meta:character-count="855" meta:non-whitespace-character-count="731"/>
    <meta:generator>LibreOffice/5.2.6.2$Windows_x86 LibreOffice_project/a3100ed2409ebf1c212f5048fbe377c281438fdc</meta:generator>
  </office:meta>
</office:document-meta>
</file>